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CIP0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ext-properties style:font-name="Liberation Mono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use-window-font-color="true" style:font-name="Liberation Mono" style:text-underline-style="none" fo:font-weight="normal" style:font-weight-asian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20" table:style-name="ta1">
        <office:forms form:automatic-focus="false" form:apply-design-mode="false"/>
        <table:table-column table:style-name="co1" table:default-cell-style-name="ce31"/>
        <table:table-column table:style-name="co2" table:number-columns-repeated="2" table:default-cell-style-name="ce31"/>
        <table:table-column table:style-name="co3" table:number-columns-repeated="2" table:default-cell-style-name="ce31"/>
        <table:table-column table:style-name="co4" table:number-columns-repeated="1019" table:default-cell-style-name="ce31"/>
        <table:table-row table:style-name="ro1">
          <table:table-cell table:style-name="ce28"/>
          <table:table-cell table:style-name="ce30" office:value-type="string" calcext:value-type="string">
            <text:p>MIA Cycle 80</text:p>
          </table:table-cell>
          <table:table-cell table:style-name="ce30" office:value-type="string" calcext:value-type="string">
            <text:p>MIA Cycle 81</text:p>
          </table:table-cell>
          <table:table-cell table:style-name="ce30" office:value-type="string" calcext:value-type="string">
            <text:p>NYC Cycle 80</text:p>
          </table:table-cell>
          <table:table-cell table:style-name="ce30" office:value-type="string" calcext:value-type="string">
            <text:p>NYC Cycle 81</text:p>
          </table:table-cell>
          <table:table-cell/>
          <table:table-cell table:style-name="ce49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29" office:value-type="string" calcext:value-type="string">
            <text:p>Start Block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B2]+2100" office:value-type="float" office:value="836150" calcext:value-type="float">
            <text:p>836,150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D2]+2100" office:value-type="float" office:value="836150" calcext:value-type="float">
            <text:p>836,150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End Block</text:p>
          </table:table-cell>
          <table:table-cell table:style-name="ce38" table:formula="of:=[.B2]+2100-1" office:value-type="float" office:value="836149" calcext:value-type="float">
            <text:p>836,149</text:p>
          </table:table-cell>
          <table:table-cell table:style-name="ce43" table:formula="of:=[.C2]+2100-1" office:value-type="float" office:value="838249" calcext:value-type="float">
            <text:p>838,249</text:p>
          </table:table-cell>
          <table:table-cell table:style-name="ce38" table:formula="of:=[.D2]+2100-1" office:value-type="float" office:value="836149" calcext:value-type="float">
            <text:p>836,149</text:p>
          </table:table-cell>
          <table:table-cell table:style-name="ce43" table:formula="of:=[.E2]+2100-1" office:value-type="float" office:value="838249" calcext:value-type="float">
            <text:p>838,249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tacked</text:p>
          </table:table-cell>
          <table:table-cell table:style-name="ce39" office:value-type="float" office:value="2680077506.33146" calcext:value-type="float">
            <text:p>2,680,077,506</text:p>
          </table:table-cell>
          <table:table-cell table:style-name="ce44" office:value-type="float" office:value="2705718163.13733" calcext:value-type="float">
            <text:p>2,705,718,163</text:p>
          </table:table-cell>
          <table:table-cell table:style-name="ce46" office:value-type="float" office:value="3150665164.84149" calcext:value-type="float">
            <text:p>3,150,665,165</text:p>
          </table:table-cell>
          <table:table-cell table:style-name="ce48" office:value-type="float" office:value="3316887116.31006" calcext:value-type="float">
            <text:p>3,316,887,116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upply</text:p>
          </table:table-cell>
          <table:table-cell table:style-name="ce38" office:value-type="float" office:value="5689421422" calcext:value-type="float">
            <text:p>5,689,421,422</text:p>
          </table:table-cell>
          <table:table-cell table:style-name="ce38" office:value-type="float" office:value="5700345349" calcext:value-type="float">
            <text:p>5,700,345,349</text:p>
          </table:table-cell>
          <table:table-cell table:style-name="ce38" office:value-type="float" office:value="5063516403.99999" calcext:value-type="float">
            <text:p>5,063,516,404</text:p>
          </table:table-cell>
          <table:table-cell table:style-name="ce38" office:value-type="float" office:value="5091309522.99999" calcext:value-type="float">
            <text:p>5,091,309,523</text:p>
          </table:table-cell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</text:p>
          </table:table-cell>
          <table:table-cell table:style-name="ce40" table:formula="of:=[.$D$5]/[.$B$5]" office:value-type="float" office:value="0.889987931711343" calcext:value-type="float">
            <text:p>0.889987931711343</text:p>
          </table:table-cell>
          <table:table-cell table:style-name="ce40" table:formula="of:=[.$E$5]/[.$C$5]" office:value-type="float" office:value="0.893158082763029" calcext:value-type="float">
            <text:p>0.893158082763029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4"/>
          <table:table-cell table:style-name="ce53" table:number-columns-repeated="3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 Avg</text:p>
          </table:table-cell>
          <table:table-cell table:style-name="ce41" table:formula="of:=AVERAGE([.B6:.C6])" office:value-type="float" office:value="0.891573007237186" calcext:value-type="float" table:number-columns-spanned="2" table:number-rows-spanned="1">
            <text:p>0.891573007237186</text:p>
          </table:table-cell>
          <table:covered-table-cell table:style-name="ce4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Factor in Contract</text:p>
          </table:table-cell>
          <table:table-cell table:style-name="ce42" table:formula="of:=ROUND([.B7]; 4)" office:value-type="float" office:value="0.8916" calcext:value-type="float" table:number-columns-spanned="4" table:number-rows-spanned="1">
            <text:p>0.8916</text:p>
          </table:table-cell>
          <table:covered-table-cell table:number-columns-repeated="3" table:style-name="ce45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2" office:value-type="string" calcext:value-type="string">
            <text:p>Total stacked taken from respective cycles.</text:p>
          </table:table-cell>
          <table:table-cell table:style-name="ce28" table:number-columns-repeated="2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3" office:value-type="string" calcext:value-type="string">
            <text:p>Total supply taken from block heights in bold.</text:p>
          </table:table-cell>
          <table:table-cell table:style-name="ce28"/>
          <table:table-cell table:style-name="ce35"/>
          <table:table-cell table:number-columns-repeated="13"/>
          <table:table-cell table:style-name="ce54"/>
          <table:table-cell table:number-columns-repeated="1007"/>
        </table:table-row>
        <table:table-row table:style-name="ro1">
          <table:table-cell table:style-name="ce34" office:value-type="string" calcext:value-type="string">
            <text:p>Scaling factor applied based on ratio of total supplies.</text:p>
          </table:table-cell>
          <table:table-cell table:style-name="ce33" table:number-columns-repeated="2"/>
          <table:table-cell table:number-columns-repeated="3"/>
          <table:table-cell table:style-name="ce49"/>
          <table:table-cell table:style-name="ce30" table:number-columns-repeated="5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/>
          <table:table-cell table:style-name="ce28"/>
          <table:table-cell table:style-name="ce33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6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0" table:number-columns-repeated="2"/>
          <table:table-cell table:number-columns-repeated="2"/>
          <table:table-cell table:style-name="ce50"/>
          <table:table-cell table:style-name="ce52"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 office:value-type="float" office:value="834050" calcext:value-type="float">
            <text:p>834,050</text:p>
          </table:table-cell>
          <table:table-cell table:style-name="ce35" office:value-type="float" office:value="142301" calcext:value-type="float">
            <text:p>142,301</text:p>
          </table:table-cell>
          <table:table-cell table:style-name="ce35"/>
          <table:table-cell table:style-name="ce47"/>
          <table:table-cell table:number-columns-repeated="2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>
          <table:table-cell table:style-name="ce35" office:value-type="float" office:value="836150" calcext:value-type="float">
            <text:p>836,150</text:p>
          </table:table-cell>
          <table:table-cell table:style-name="ce35" office:value-type="float" office:value="143989" calcext:value-type="float">
            <text:p>143,989</text:p>
          </table:table-cell>
          <table:table-cell table:style-name="ce35"/>
          <table:table-cell table:style-name="ce47"/>
          <table:table-cell table:number-columns-repeated="2"/>
          <table:table-cell table:style-name="ce51"/>
          <table:table-cell table:number-columns-repeated="2"/>
          <table:table-cell table:style-name="ce54"/>
          <table:table-cell/>
          <table:table-cell table:style-name="ce53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2">
          <table:table-cell table:style-name="ce35" table:number-columns-repeated="2"/>
          <table:table-cell table:number-columns-repeated="4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54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54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6:01:57.943162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20" style:display-name="PageStyle_CCIP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4-05T16:03:25.189985631</dc:date>
    <meta:editing-duration>PT1M27S</meta:editing-duration>
    <meta:editing-cycles>2</meta:editing-cycles>
    <meta:document-statistic meta:table-count="1" meta:cell-count="42" meta:object-count="0"/>
  </office:meta>
</office:document-meta>
</file>